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cae0" officeooo:paragraph-rsid="000ecae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by refrence</text:p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{</text:p>
      <text:p text:style-name="Standard"><text:s text:c="3"/>int a = 100;</text:p>
      <text:p text:style-name="Standard"><text:s text:c="3"/>int b = 200;</text:p>
      <text:p text:style-name="Standard"><text:s text:c="3"/>cout&lt;&lt;"the values before swaping is "&lt;&lt;a&lt;&lt;" "&lt;&lt;b&lt;&lt;endl;</text:p>
      <text:p text:style-name="Standard"><text:s text:c="3"/>swap(a,b);</text:p>
      <text:p text:style-name="Standard"><text:s text:c="3"/>cout&lt;&lt;"the values after swaping is "&lt;&lt;a&lt;&lt;" "&lt;&lt;b&lt;&lt;endl;</text:p>
      <text:p text:style-name="Standard"><text:s text:c="4"/>return 0;</text:p>
      <text:p text:style-name="Standard">}</text:p>
      <text:p text:style-name="Standard">int swap(int *x,int *y){</text:p>
      <text:p text:style-name="Standard"><text:s text:c="4"/>int temp;</text:p>
      <text:p text:style-name="Standard"><text:s text:c="4"/>temp=*x;</text:p>
      <text:p text:style-name="Standard"><text:s text:c="4"/>*x=*y;</text:p>
      <text:p text:style-name="Standard"><text:s text:c="4"/>*y=temp;</text:p>
      <text:p text:style-name="Standard"><text:s text:c="3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7:45:27.871531415</dc:date>
    <meta:editing-duration>PT2H39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48" meta:character-count="322" meta:non-whitespace-character-count="254"/>
  </office:meta>
</office:document-meta>
</file>